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9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marker-end="Nuolenkärjet_20_1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b9e6e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e6e6" draw:fill-image-width="0cm" draw:fill-image-height="0cm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12" style:family="graphic" style:parent-style-name="standard">
      <style:graphic-properties svg:stroke-color="#6b2394"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fill-color="#e6e6e6" draw:fill-image-width="0cm" draw:fill-image-height="0cm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9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e6e6ff" draw:auto-grow-height="true" draw:auto-grow-width="false" fo:max-height="0cm" fo:min-height="2.25cm"/>
    </style:style>
    <style:style style:name="gr21" style:family="graphic" style:parent-style-name="standard">
      <style:graphic-properties draw:fill="solid" draw:fill-color="#b9e6e6" draw:fill-image-width="0cm" draw:fill-image-height="0cm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8ffff" draw:textarea-horizontal-align="justify" draw:textarea-vertical-align="middle" draw:auto-grow-height="false"/>
    </style:style>
    <style:style style:name="gr23" style:family="graphic" style:parent-style-name="standard">
      <style:graphic-properties draw:fill-color="#e8ffff" draw:textarea-horizontal-align="justify" draw:textarea-vertical-align="middle" draw:auto-grow-height="false"/>
    </style:style>
    <style:style style:name="pr1" style:family="presentation" style:parent-style-name="Oletus-title">
      <style:graphic-properties fo:min-height="3.256cm"/>
    </style:style>
    <style:style style:name="pr2" style:family="presentation" style:parent-style-name="Oletus-subtitle">
      <style:graphic-properties draw:fill-color="#ffffff" fo:min-height="13.609cm"/>
    </style:style>
    <style:style style:name="pr3" style:family="presentation" style:parent-style-name="Oletus-notes">
      <style:graphic-properties draw:fill-color="#ffffff" fo:min-height="13.114cm"/>
    </style:style>
    <style:style style:name="pr4" style:family="presentation" style:parent-style-name="Oletus-notes">
      <style:graphic-properties draw:fill-color="#ffffff" draw:auto-grow-height="true" fo:min-height="13.365cm"/>
    </style:style>
    <style:style style:name="pr5" style:family="presentation" style:parent-style-name="Oletus-outline1">
      <style:graphic-properties fo:min-height="13.609cm"/>
    </style:style>
    <style:style style:name="pr6" style:family="presentation" style:parent-style-name="Oletus-title">
      <style:graphic-properties draw:auto-grow-height="true" fo:min-height="3.507cm"/>
    </style:style>
    <style:style style:name="pr7" style:family="presentation" style:parent-style-name="Oletus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4pt" style:font-size-asian="18pt" style:font-size-complex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4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text-properties fo:font-size="12pt" style:font-size-asian="18pt" style:font-size-complex="18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9pt"/>
    </style:style>
    <style:style style:name="T2" style:family="text">
      <style:text-properties fo:font-size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family="'Courier New'" style:font-family-generic="modern" style:font-pitch="fixed" fo:font-size="24pt" style:font-size-asian="24pt" style:font-size-complex="24pt"/>
    </style:style>
    <style:style style:name="T5" style:family="text">
      <style:text-properties fo:font-family="'Courier New'" style:font-family-generic="modern" style:font-pitch="fixed" fo:font-size="24pt" style:font-size-asian="24pt" style:font-size-complex="24pt"/>
    </style:style>
    <style:style style:name="T6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Arial" style:font-style-name="Normal" style:font-family-generic="swiss" style:font-pitch="variable" fo:font-size="18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9" style:family="text">
      <style:text-properties fo:font-size="12pt" style:font-size-asian="18pt" style:font-size-complex="18pt"/>
    </style:style>
    <style:style style:name="T10" style:family="text">
      <style:text-properties fo:font-family="'Courier New'" style:font-family-generic="modern" style:font-pitch="fixed"/>
    </style:style>
    <style:style style:name="T11" style:family="text">
      <style:text-properties fo:language="en" fo:country="US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dd 0.2</presentation:footer-decl>
      <draw:page draw:name="page1" draw:style-name="dp1" draw:master-page-name="Oletus" presentation:presentation-page-layout-name="AL1T0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bdd<text:line-break/><text:span text:style-name="T1">(</text:span><text:span text:style-name="T1"><text:a xlink:href="http://bdd.sourceforge.net/">http://bdd.sourceforge.net</text:a></text:span><text:span text:style-name="T1">)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Bit Stream Manipulation Command</text:p>
            <text:p>For Unix/Linux/POSIX Command Line</text:p>
            <text:p>Implemented in Python</text:p>
            <text:p>Very Flexible – Not Very Efficient</text:p>
            <text:p>Freeware</text:p>
            <text:p/>
            <text:p>By</text:p>
            <text:p>Esa Turtiaine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Oletus" presentation:presentation-page-layout-name="AL2T19" presentation:use-footer-name="ftr1">
        <office:forms form:automatic-focus="false" form:apply-design-mode="false"/>
        <draw:custom-shape draw:style-name="gr2" draw:text-style-name="P1" draw:layer="layout" svg:width="21cm" svg:height="1.5cm" svg:x="3.5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8.556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1.931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5.306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8.625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3.5cm" svg:x="1.5cm" svg:y="10.9cm">
          <text:p text:style-name="P1"><text:span text:style-name="T2">Skip</text:span><text:span text:style-name="T2"><text:line-break/></text:span><text:span text:style-name="T2">Bits</text:span></text:p>
          <draw:enhanced-geometry svg:viewBox="0 0 21600 21600" draw:text-areas="800 800 20800 20800" draw:type="round-rectangular-callout" draw:modifiers="25844.7300771208 -17595.8868894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5cm" svg:height="3.5cm" svg:x="7.5cm" svg:y="10.9cm">
          <text:p text:style-name="P1"><text:span text:style-name="T2">Unit</text:span></text:p>
          <text:p text:style-name="P1"><text:span text:style-name="T2">(Size)</text:span></text:p>
          <draw:enhanced-geometry svg:viewBox="0 0 21600 21600" draw:text-areas="800 800 20800 20800" draw:type="round-rectangular-callout" draw:modifiers="11814.9100257069 -17935.2185089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cm" svg:height="3.5cm" svg:x="13cm" svg:y="10.9cm">
          <text:p text:style-name="P1"><text:span text:style-name="T2">Gap</text:span></text:p>
          <draw:enhanced-geometry svg:viewBox="0 0 21600 21600" draw:text-areas="800 800 20800 20800" draw:type="round-rectangular-callout" draw:modifiers="12523.8253915362 -17423.1362467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5cm" svg:height="3.5cm" svg:x="22.5cm" svg:y="10.9cm">
          <text:p text:style-name="P1"><text:span text:style-name="T2">Assert</text:span><text:span text:style-name="T2"><text:line-break/></text:span><text:span text:style-name="T2">Aligned</text:span></text:p>
          <draw:enhanced-geometry svg:viewBox="0 0 21600 21600" draw:text-areas="800 800 20800 20800" draw:type="round-rectangular-callout" draw:modifiers="11771.7223650386 -13277.1208226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3" draw:layer="layout" svg:width="6.552cm" svg:height="3.026cm" svg:x="12.476cm" svg:y="15.337cm">
          <draw:text-box>
            <text:p><text:span text:style-name="T3">e.g.</text:span></text:p>
            <text:p><text:span text:style-name="T3">--input-skip-bits=128</text:span></text:p>
            <text:p><text:span text:style-name="T3">--input-unit=7</text:span></text:p>
            <text:p><text:span text:style-name="T3">--input-gap=3</text:span></text:p>
            <text:p><text:span text:style-name="T3">--input-assert-aligned</text:span></text:p>
          </draw:text-box>
        </draw:frame>
        <draw:frame draw:style-name="gr5" draw:text-style-name="P3" draw:layer="layout" svg:width="4.5cm" svg:height="2.471cm" svg:x="22.5cm" svg:y="15.337cm">
          <draw:text-box>
            <text:p><text:span text:style-name="T3">Gives an error</text:span><text:span text:style-name="T3"><text:line-break/></text:span><text:span text:style-name="T3">message if</text:span><text:span text:style-name="T3"><text:line-break/></text:span><text:span text:style-name="T3">not aligned</text:span><text:span text:style-name="T3"><text:line-break/></text:span><text:span text:style-name="T3">to a byte</text:span></text:p>
          </draw:text-box>
        </draw:frame>
        <draw:frame presentation:style-name="pr1" draw:layer="layout" svg:width="25.199cm" svg:height="3.256cm" svg:x="1.4cm" svg:y="0.962cm" presentation:class="title">
          <draw:text-box>
            <text:p>A Bit Stream</text:p>
          </draw:text-box>
        </draw:frame>
        <draw:frame draw:style-name="gr5" draw:layer="layout" svg:width="11.378cm" svg:height="0.962cm" svg:x="1.709cm" svg:y="15.337cm">
          <draw:text-box>
            <text:p>All measures in bits, not by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Oletus" presentation:presentation-page-layout-name="AL2T19" presentation:use-footer-name="ftr1">
        <office:forms form:automatic-focus="false" form:apply-design-mode="false"/>
        <draw:custom-shape draw:style-name="gr2" draw:text-style-name="P1" draw:layer="layout" svg:width="21cm" svg:height="1.5cm" svg:x="3.5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5.389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2.931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09cm" svg:height="3.5cm" svg:x="5.426cm" svg:y="11.068cm">
          <text:p text:style-name="P1"><text:span text:style-name="T2">Unit</text:span><text:span text:style-name="T2"><text:line-break/></text:span><text:span text:style-name="T2">2 bits</text:span></text:p>
          <draw:enhanced-geometry svg:viewBox="0 0 21600 21600" draw:text-areas="800 800 20800 20800" draw:type="round-rectangular-callout" draw:modifiers="10132.6245847176 -17626.735218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cm" svg:height="3.5cm" svg:x="8.717cm" svg:y="11.068cm">
          <text:p text:style-name="P1"><text:span text:style-name="T2">Gap</text:span></text:p>
          <text:p text:style-name="P1"><text:span text:style-name="T2">5 bits</text:span></text:p>
          <draw:enhanced-geometry svg:viewBox="0 0 21600 21600" draw:text-areas="800 800 20800 20800" draw:type="round-rectangular-callout" draw:modifiers="1029.25691436188 -17972.236503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3" draw:layer="layout" svg:width="6.552cm" svg:height="1.916cm" svg:x="13.905cm" svg:y="11.722cm">
          <draw:text-box>
            <text:p><text:span text:style-name="T3">--input-pregap=1</text:span></text:p>
            <text:p><text:span text:style-name="T3">--input-unit=2</text:span></text:p>
            <text:p><text:span text:style-name="T3">--input-gap=5</text:span></text:p>
          </draw:text-box>
        </draw:frame>
        <draw:frame presentation:style-name="pr1" draw:layer="layout" svg:width="25.199cm" svg:height="3.256cm" svg:x="1.4cm" svg:y="0.962cm" presentation:class="title">
          <draw:text-box>
            <text:p>Example, Bits from a Byte Stream</text:p>
          </draw:text-box>
        </draw:frame>
        <draw:frame draw:style-name="gr5" draw:text-style-name="P4" draw:layer="layout" svg:width="15.048cm" svg:height="2.384cm" svg:x="1.906cm" svg:y="15.252cm">
          <draw:text-box>
            <text:p><text:span text:style-name="T2">--input-pregap is more convenient but identical to:</text:span></text:p>
            <text:p><text:span text:style-name="T2"><text:s text:c="2"/></text:span><text:span text:style-name="T2">--input-skip-bits &lt;pregap more&gt;</text:span></text:p>
            <text:p><text:span text:style-name="T2"><text:s text:c="2"/></text:span><text:span text:style-name="T2">--input-gap &lt;pregap more&gt;</text:span></text:p>
          </draw:text-box>
        </draw:frame>
        <draw:custom-shape draw:style-name="gr4" draw:text-style-name="P2" draw:layer="layout" svg:width="3cm" svg:height="3.5cm" svg:x="2.183cm" svg:y="11.068cm">
          <text:p text:style-name="P1"><text:span text:style-name="T2">Pre-Gap</text:span></text:p>
          <text:p text:style-name="P1"><text:span text:style-name="T2">1 bit</text:span></text:p>
          <draw:enhanced-geometry svg:viewBox="0 0 21600 21600" draw:text-areas="800 800 20800 20800" draw:type="round-rectangular-callout" draw:modifiers="12523.8253915362 -17423.1362467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" draw:layer="layout" svg:x1="11.209cm" svg:y1="6.446cm" svg:x2="11.209cm" svg:y2="9.024cm">
          <text:p/>
        </draw:line>
        <draw:line draw:style-name="gr6" draw:text-style-name="P1" draw:layer="layout" svg:x1="18.509cm" svg:y1="6.446cm" svg:x2="18.509cm" svg:y2="9.024cm">
          <text:p/>
        </draw:line>
        <draw:custom-shape draw:style-name="gr3" draw:text-style-name="P1" draw:layer="layout" svg:width="2.5cm" svg:height="1.5cm" svg:x="20.031cm" svg:y="7.2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177cm" svg:height="0.962cm" svg:x="23.163cm" svg:y="7.351cm">
          <draw:text-box>
            <text:p>...</text:p>
          </draw:text-box>
        </draw:frame>
        <draw:frame draw:style-name="gr5" draw:layer="layout" svg:width="2.606cm" svg:height="0.962cm" svg:x="6.698cm" svg:y="5.609cm">
          <draw:text-box>
            <text:p>Byte</text:p>
          </draw:text-box>
        </draw:frame>
        <draw:frame draw:style-name="gr5" draw:layer="layout" svg:width="2.606cm" svg:height="0.962cm" svg:x="14.198cm" svg:y="5.609cm">
          <draw:text-box>
            <text:p>Byte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Oletus" presentation:presentation-page-layout-name="AL2T19" presentation:use-footer-name="ftr1">
        <office:forms form:automatic-focus="false" form:apply-design-mode="false"/>
        <draw:custom-shape draw:style-name="gr2" draw:text-style-name="P1" draw:layer="layout" svg:width="21cm" svg:height="1.5cm" svg:x="3.5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8.556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1.931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5.306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8.625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22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3.5cm" svg:x="20.903cm" svg:y="12.666cm">
          <text:p text:style-name="P2"><text:span text:style-name="T2">Last Byte</text:span><text:span text:style-name="T2"><text:line-break/></text:span><text:span text:style-name="T2">Filled with</text:span><text:span text:style-name="T2"><text:line-break/></text:span><text:span text:style-name="T2">Zeros</text:span></text:p>
          <draw:enhanced-geometry svg:viewBox="0 0 21600 21600" draw:text-areas="800 800 20800 20800" draw:type="round-rectangular-callout" draw:modifiers="18687.9177377892 -17114.6529562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3" draw:layer="layout" svg:width="6.552cm" svg:height="1.361cm" svg:x="9.813cm" svg:y="10.517cm">
          <draw:text-box>
            <text:p text:style-name="P6"><text:span text:style-name="T3">e.g.</text:span></text:p>
            <text:p text:style-name="P6"><text:span text:style-name="T3">--output-unit=7</text:span></text:p>
          </draw:text-box>
        </draw:frame>
        <draw:frame draw:style-name="gr5" draw:text-style-name="P3" draw:layer="layout" svg:width="5.198cm" svg:height="1.361cm" svg:x="14.768cm" svg:y="16.822cm">
          <draw:text-box>
            <text:p text:style-name="P6"><text:span text:style-name="T3">Unit is handled as if it was an integer</text:span></text:p>
          </draw:text-box>
        </draw:frame>
        <draw:frame presentation:style-name="pr1" draw:layer="layout" svg:width="25.199cm" svg:height="3.256cm" svg:x="1.4cm" svg:y="0.962cm" presentation:class="title">
          <draw:text-box>
            <text:p>Output Bit Stream</text:p>
          </draw:text-box>
        </draw:frame>
        <draw:frame draw:style-name="gr5" draw:text-style-name="P4" draw:layer="layout" svg:width="11.378cm" svg:height="4.517cm" svg:x="4.371cm" svg:y="13.263cm">
          <draw:text-box>
            <text:p text:style-name="P4">If the size of the output unit is bigger than the input unit:</text:p>
            <text:p text:style-name="P4"><text:s text:c="2"/>Left bits are truncated</text:p>
            <text:p text:style-name="P4">If the size of the output unit is smaller than the input unit:</text:p>
            <text:p text:style-name="P4"><text:s text:c="2"/>Left bits are filled with zeros</text:p>
          </draw:text-box>
        </draw:frame>
        <draw:custom-shape draw:style-name="gr2" draw:text-style-name="P1" draw:layer="layout" svg:width="21cm" svg:height="1.5cm" svg:x="3.5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3.456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5.931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8.406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8.425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20.9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3.406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0.906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5.906cm" svg:y="8.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808cm" svg:y1="6.894cm" svg:x2="4.652cm" svg:y2="9.164cm">
          <text:p/>
        </draw:line>
        <draw:line draw:style-name="gr8" draw:text-style-name="P1" draw:layer="layout" svg:x1="13.059cm" svg:y1="6.922cm" svg:x2="7.09cm" svg:y2="9.192cm">
          <text:p/>
        </draw:line>
        <draw:line draw:style-name="gr8" draw:text-style-name="P1" draw:layer="layout" svg:x1="16.477cm" svg:y1="6.894cm" svg:x2="9.556cm" svg:y2="9.22cm">
          <text:p/>
        </draw:line>
        <draw:line draw:style-name="gr8" draw:text-style-name="P1" draw:layer="layout" svg:x1="19.924cm" svg:y1="6.894cm" svg:x2="12.106cm" svg:y2="9.192cm">
          <text:p/>
        </draw:line>
        <draw:line draw:style-name="gr8" draw:text-style-name="P1" draw:layer="layout" svg:x1="23.147cm" svg:y1="6.894cm" svg:x2="14.656cm" svg:y2="9.164cm">
          <text:p/>
        </draw:line>
        <draw:frame draw:style-name="gr5" draw:layer="layout" svg:width="4.596cm" svg:height="0.962cm" svg:x="3.363cm" svg:y="7.604cm">
          <draw:text-box>
            <text:p>output stream</text:p>
          </draw:text-box>
        </draw:frame>
        <draw:frame draw:style-name="gr5" draw:layer="layout" svg:width="4.596cm" svg:height="0.962cm" svg:x="3.503cm" svg:y="4.313cm">
          <draw:text-box>
            <text:p>input strea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Oletus" presentation:presentation-page-layout-name="AL3T1" presentation:use-footer-name="ftr1">
        <office:forms form:automatic-focus="false" form:apply-design-mode="false"/>
        <draw:frame presentation:style-name="pr1" draw:layer="layout" svg:width="25.614cm" svg:height="3.256cm" svg:x="1.4cm" svg:y="0.962cm" presentation:class="title" presentation:user-transformed="true">
          <draw:text-box>
            <text:p>Example, Rearrange Bit Streams</text:p>
          </draw:text-box>
        </draw:frame>
        <draw:frame presentation:style-name="pr5" draw:layer="layout" svg:width="25.199cm" svg:height="14.926cm" svg:x="1.4cm" svg:y="4.914cm" presentation:class="outline" presentation:user-transformed="true">
          <draw:text-box>
            <text:list text:style-name="L2">
              <text:list-item>
                <text:p>Take most significant bit of a byte stream</text:p>
              </text:list-item>
            </text:list>
            <text:list text:style-name="L3">
              <text:list-item>
                <text:list>
                  <text:list-item>
                    <text:p><text:span text:style-name="T4">bdd --input-unit=1 --input-gap=7 \ </text:span><text:span text:style-name="T4"><text:line-break/></text:span><text:span text:style-name="T4"> <text:s text:c="3"/>--output-unit=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examples assume that the input is piped to the bdd like “cat file | bdd”, you can also use --input-file</text:p>
                      </text:list-item>
                      <text:list-item>
                        <text:p>1 bit will be filled to 8 bits: most significant bits = 0</text:p>
                      </text:list-item>
                      <text:list-item>
                        <text:p>Output byte stream of values 0x00 and 0x01</text:p>
                      </text:list-item>
                    </text:list>
                  </text:list-item>
                </text:list>
              </text:list-item>
              <text:list-item>
                <text:p>Pack least significant bit of bytes to a bit stream</text:p>
              </text:list-item>
            </text:list>
            <text:list text:style-name="L3">
              <text:list-item>
                <text:list>
                  <text:list-item>
                    <text:p><text:span text:style-name="T4">bdd --input-pregap=7 –input-unit=1 \</text:span><text:span text:style-name="T4"><text:line-break/></text:span><text:span text:style-name="T4"> <text:s text:c="3"/>--output-unit=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If input is 9 bytes all bits ones, the output will be two bytes 0xFF and 0x8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Oletus" presentation:presentation-page-layout-name="AL4T3" presentation:use-footer-name="ftr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“Fake” Bit Streams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2">
              <text:list-item>
                <text:p>Input:</text:p>
                <text:list>
                  <text:list-item>
                    <text:p>Zeros</text:p>
                  </text:list-item>
                  <text:list-item>
                    <text:p>Ones</text:p>
                  </text:list-item>
                  <text:list-item>
                    <text:p>Random</text:p>
                    <text:list>
                      <text:list-item>
                        <text:p>/dev/urandom</text:p>
                      </text:list-item>
                    </text:list>
                  </text:list-item>
                  <text:list-item>
                    <text:p>Counter</text:p>
                    <text:list>
                      <text:list-item>
                        <text:p>Starts from zero</text:p>
                      </text:list-item>
                      <text:list-item>
                        <text:p>Every unit previous plus on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2.296cm" svg:height="13.86cm" svg:x="14.311cm" svg:y="4.914cm" presentation:class="outline">
          <draw:text-box>
            <text:list text:style-name="L2">
              <text:list-item>
                <text:p>Output:</text:p>
                <text:list>
                  <text:list-item>
                    <text:p>Print unit as integer</text:p>
                    <text:list>
                      <text:list-item>
                        <text:p>one integer at line</text:p>
                      </text:list-item>
                      <text:list-item>
                        <text:p>meant for programs</text:p>
                      </text:list-item>
                    </text:list>
                  </text:list-item>
                  <text:list-item>
                    <text:p>Print unit as hex</text:p>
                    <text:list>
                      <text:list-item>
                        <text:p>human-readable lines</text:p>
                      </text:list-item>
                    </text:list>
                  </text:list-item>
                  <text:list-item>
                    <text:p>Print unit as bits</text:p>
                    <text:list>
                      <text:list-item>
                        <text:p>human-readable li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Oletus" presentation:presentation-page-layout-name="AL3T1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fault Unit Siz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ule to remember:<text:line-break/> <text:s/><text:span text:style-name="T5">bdd &lt;input &gt;output</text:span><text:line-break/>just copies 8-bit bytes from input to output</text:p>
              </text:list-item>
              <text:list-item>
                <text:p>Default input unit is 8 bits</text:p>
              </text:list-item>
              <text:list-item>
                <text:p>Default output unit is 8 bits<text:line-break/>(will likely change in the future:<text:line-break/>the same as the input un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Oletus" presentation:presentation-page-layout-name="AL3T1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upl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uple is a unit that is split into fields</text:p>
              </text:list-item>
              <text:list-item>
                <text:p>It is possible to give fields types so that e.g. some bits are interpreted as signed integers or floating point number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Oletus" presentation:presentation-page-layout-name="AL2T19" presentation:use-footer-name="ftr1">
        <office:forms form:automatic-focus="false" form:apply-design-mode="false"/>
        <draw:custom-shape draw:style-name="gr2" draw:text-style-name="P1" draw:layer="layout" svg:width="21cm" svg:height="1.5cm" svg:x="4.3cm" svg:y="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cm" svg:height="1.5cm" svg:x="9.3cm" svg:y="5.5cm"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2.67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6.0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9.42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22.8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5cm" svg:height="3.5cm" svg:x="1.964cm" svg:y="13.345cm">
          <text:p text:style-name="P1"><text:span text:style-name="T2">3-bit</text:span><text:span text:style-name="T2"><text:line-break/></text:span><text:span text:style-name="T2">Unsigned</text:span><text:span text:style-name="T2"><text:line-break/></text:span><text:span text:style-name="T2">Integer</text:span></text:p>
          <draw:enhanced-geometry svg:viewBox="0 0 21600 21600" draw:text-areas="800 800 20800 20800" draw:type="round-rectangular-callout" draw:modifiers="25844.7300771208 -17595.8868894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3.5cm" svg:height="3.5cm" svg:x="7.096cm" svg:y="13.345cm">
          <text:p text:style-name="P1"><text:span text:style-name="T2">Skip</text:span><text:span text:style-name="T2"><text:line-break/></text:span><text:span text:style-name="T2">1</text:span><text:span text:style-name="T2"><text:line-break/></text:span><text:span text:style-name="T2">bit</text:span></text:p>
          <draw:enhanced-geometry svg:viewBox="0 0 21600 21600" draw:text-areas="800 800 20800 20800" draw:type="round-rectangular-callout" draw:modifiers="15097.1722365039 -16559.383033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3cm" svg:height="3.5cm" svg:x="12.071cm" svg:y="13.345cm">
          <text:p text:style-name="P1"><text:span text:style-name="T2">2-bit</text:span><text:span text:style-name="T2"><text:line-break/></text:span><text:span text:style-name="T2">Unsigned,</text:span></text:p>
          <text:p text:style-name="P1"><text:span text:style-name="T2">Bits</text:span><text:span text:style-name="T2"><text:line-break/></text:span><text:span text:style-name="T2">Reversed</text:span></text:p>
          <draw:enhanced-geometry svg:viewBox="0 0 21600 21600" draw:text-areas="800 800 20800 20800" draw:type="round-rectangular-callout" draw:modifiers="9867.91069643452 -15183.5475578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3.5cm" svg:height="3.5cm" svg:x="16.294cm" svg:y="13.345cm">
          <text:p text:style-name="P1"><text:span text:style-name="T2">Sign</text:span></text:p>
          <text:p text:style-name="P1"><text:span text:style-name="T2">Of a</text:span></text:p>
          <text:p text:style-name="P1"><text:span text:style-name="T2">Signed</text:span></text:p>
          <text:p text:style-name="P1"><text:span text:style-name="T2">Integer</text:span></text:p>
          <draw:enhanced-geometry svg:viewBox="0 0 21600 21600" draw:text-areas="800 800 20800 20800" draw:type="round-rectangular-callout" draw:modifiers="19206.1696658098 -15695.6298200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4" draw:layer="layout" svg:width="4.453cm" svg:height="0.962cm" svg:x="4.234cm" svg:y="10.94cm">
          <draw:text-box>
            <text:p text:style-name="P1"><text:span text:style-name="T2">1</text:span></text:p>
          </draw:text-box>
        </draw:frame>
        <draw:frame draw:style-name="gr11" draw:text-style-name="P4" draw:layer="layout" svg:width="4.5cm" svg:height="0.962cm" svg:x="8.285cm" svg:y="4.383cm">
          <draw:text-box>
            <text:p text:style-name="P1"><text:span text:style-name="T2">001110111</text:span></text:p>
          </draw:text-box>
        </draw:frame>
        <draw:custom-shape draw:style-name="gr12" draw:text-style-name="P1" draw:layer="layout" svg:width="21cm" svg:height="1.5cm" svg:x="4.3cm" svg:y="8.4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63cm" svg:y1="7.017cm" svg:x2="4.303cm" svg:y2="8.362cm">
          <text:p/>
        </draw:line>
        <draw:line draw:style-name="gr13" draw:text-style-name="P1" draw:layer="layout" svg:x1="11.785cm" svg:y1="6.961cm" svg:x2="25.264cm" svg:y2="8.362cm">
          <text:p/>
        </draw:line>
        <draw:line draw:style-name="gr13" draw:text-style-name="P1" draw:layer="layout" svg:x1="8.8cm" svg:y1="8.4cm" svg:x2="8.8cm" svg:y2="9.9cm">
          <text:p/>
        </draw:line>
        <draw:line draw:style-name="gr13" draw:text-style-name="P1" draw:layer="layout" svg:x1="10.3cm" svg:y1="8.4cm" svg:x2="10.3cm" svg:y2="9.9cm">
          <text:p/>
        </draw:line>
        <draw:line draw:style-name="gr13" draw:text-style-name="P1" draw:layer="layout" svg:x1="17.3cm" svg:y1="8.4cm" svg:x2="17.3cm" svg:y2="9.9cm">
          <text:p/>
        </draw:line>
        <draw:frame draw:style-name="gr5" draw:layer="layout" svg:width="4.428cm" svg:height="0.962cm" svg:x="4.331cm" svg:y="8.662cm">
          <draw:text-box>
            <text:p text:style-name="P1">3U</text:p>
          </draw:text-box>
        </draw:frame>
        <draw:frame draw:style-name="gr5" draw:layer="layout" svg:width="4.428cm" svg:height="0.962cm" svg:x="19.155cm" svg:y="8.662cm">
          <draw:text-box>
            <text:p text:style-name="P1">3M</text:p>
          </draw:text-box>
        </draw:frame>
        <draw:frame draw:style-name="gr5" draw:layer="layout" svg:width="4.428cm" svg:height="0.962cm" svg:x="11.673cm" svg:y="8.634cm">
          <draw:text-box>
            <text:p text:style-name="P1">2u</text:p>
          </draw:text-box>
        </draw:frame>
        <draw:frame draw:style-name="gr5" draw:layer="layout" svg:width="1.794cm" svg:height="0.962cm" svg:x="8.646cm" svg:y="8.634cm">
          <draw:text-box>
            <text:p text:style-name="P1">1x</text:p>
          </draw:text-box>
        </draw:frame>
        <draw:frame draw:style-name="gr14" draw:layer="layout" svg:width="7.902cm" svg:height="0.962cm" svg:x="7.42cm" svg:y="7.521cm">
          <draw:text-box>
            <text:p>--input-pattern=3U1x2u3M</text:p>
          </draw:text-box>
        </draw:frame>
        <draw:line draw:style-name="gr8" draw:text-style-name="P1" draw:layer="layout" svg:x1="6.461cm" svg:y1="9.931cm" svg:x2="6.461cm" svg:y2="10.828cm">
          <text:p/>
        </draw:line>
        <draw:line draw:style-name="gr8" draw:text-style-name="P1" draw:layer="layout" svg:x1="13.943cm" svg:y1="9.904cm" svg:x2="13.943cm" svg:y2="10.801cm">
          <text:p/>
        </draw:line>
        <draw:line draw:style-name="gr8" draw:text-style-name="P1" draw:layer="layout" svg:x1="19.772cm" svg:y1="9.933cm" svg:x2="19.772cm" svg:y2="10.83cm">
          <text:p/>
        </draw:line>
        <draw:line draw:style-name="gr8" draw:text-style-name="P1" draw:layer="layout" svg:x1="22.97cm" svg:y1="9.89cm" svg:x2="22.97cm" svg:y2="10.787cm">
          <text:p/>
        </draw:line>
        <draw:frame draw:style-name="gr5" draw:layer="layout" svg:width="2.606cm" svg:height="0.962cm" svg:x="1.08cm" svg:y="8.646cm">
          <draw:text-box>
            <text:p>Fields</text:p>
          </draw:text-box>
        </draw:frame>
        <draw:frame draw:style-name="gr5" draw:layer="layout" svg:width="2.606cm" svg:height="0.962cm" svg:x="1.08cm" svg:y="10.94cm">
          <draw:text-box>
            <text:p>Tuple</text:p>
          </draw:text-box>
        </draw:frame>
        <draw:frame draw:style-name="gr5" draw:text-style-name="P4" draw:layer="layout" svg:width="4.453cm" svg:height="0.962cm" svg:x="11.693cm" svg:y="10.94cm">
          <draw:text-box>
            <text:p text:style-name="P1"><text:span text:style-name="T2">1</text:span></text:p>
          </draw:text-box>
        </draw:frame>
        <draw:frame draw:style-name="gr5" draw:text-style-name="P4" draw:layer="layout" svg:width="4.453cm" svg:height="0.962cm" svg:x="17.539cm" svg:y="10.94cm">
          <draw:text-box>
            <text:p text:style-name="P1"><text:span text:style-name="T2">1</text:span></text:p>
          </draw:text-box>
        </draw:frame>
        <draw:frame draw:style-name="gr15" draw:text-style-name="P2" draw:layer="layout" svg:width="4.453cm" svg:height="0.984cm" svg:x="20.722cm" svg:y="10.94cm">
          <draw:text-box>
            <text:p text:style-name="P1"><text:span text:style-name="T2">1</text:span></text:p>
          </draw:text-box>
        </draw:frame>
        <draw:custom-shape draw:style-name="gr10" draw:text-style-name="P2" draw:layer="layout" svg:width="3.5cm" svg:height="3.5cm" svg:x="21.975cm" svg:y="13.345cm">
          <text:p text:style-name="P1"><text:span text:style-name="T2">Abs</text:span></text:p>
          <text:p text:style-name="P1"><text:span text:style-name="T2">Of a</text:span></text:p>
          <text:p text:style-name="P1"><text:span text:style-name="T2">Signed</text:span></text:p>
          <text:p text:style-name="P1"><text:span text:style-name="T2">Integer</text:span></text:p>
          <draw:enhanced-geometry svg:viewBox="0 0 21600 21600" draw:text-areas="800 800 20800 20800" draw:type="round-rectangular-callout" draw:modifiers="10907.969151671 -15350.1285347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layer="layout" svg:width="14.124cm" svg:height="1.673cm" svg:x="12.947cm" svg:y="17.43cm">
          <draw:text-box>
            <text:p>--output-tuples</text:p>
            <text:p><text:span text:style-name="T6">→ </text:span><text:span text:style-name="T6">1,1,1,1\n</text:span></text:p>
          </draw:text-box>
        </draw:frame>
        <draw:frame presentation:style-name="pr1" draw:layer="layout" svg:width="25.199cm" svg:height="3.256cm" svg:x="1.4cm" svg:y="0.962cm" presentation:class="title">
          <draw:text-box>
            <text:p>Tuple Unpack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Oletus" presentation:presentation-page-layout-name="AL3T1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Pattern Characters (Input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<text:tab/>– Unsigned integer</text:p>
              </text:list-item>
              <text:list-item>
                <text:p>x<text:tab/>– Skip bits</text:p>
              </text:list-item>
              <text:list-item>
                <text:p>M<text:tab/>– Signed integer as two unsigned integers</text:p>
                <text:p/>
              </text:list-item>
              <text:list-item>
                <text:p><text:span text:style-name="T7">U can be used to unpack any bit pattern and it will pack identically</text:span></text:p>
              </text:list-item>
              <text:list-item>
                <text:p><text:span text:style-name="T7">M assumes that the field is 2's complement integer</text:span></text:p>
              </text:list-item>
              <text:list-item>
                <text:p><text:span text:style-name="T7">M will return two values: first the sign (0=positive, 1=negative) and then abs(val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letus" presentation:presentation-page-layout-name="AL3T1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“Fake” Tuple Stream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--input-tuples reads human-readable tuples directly from the input stream</text:p>
              </text:list-item>
              <text:list-item>
                <text:p>--output-tuples writes human-readable tuples directly to the output stream</text:p>
              </text:list-item>
              <text:list-item>
                <text:p>Comma separated fields, one line per tuple:</text:p>
              </text:list-item>
            </text:list>
            <text:list text:style-name="L3">
              <text:list-item>
                <text:list>
                  <text:list-item>
                    <text:p><text:span text:style-name="T4">1,1.2,”abba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letus" presentation:presentation-page-layout-name="AL3T1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Example, Look inside a Bit Strea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rpret units to human-readable lines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bdd --input-pattern=3U1x2u3M --output-tup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Prints result as comma separated list, one unit at a line, e.g.<text:line-break/><text:line-break/><text:span text:style-name="T4">1,1,1,1</text:span><text:span text:style-name="T4"><text:line-break/></text:span><text:span text:style-name="T4">3,2,0,2</text:span><text:span text:style-name="T4"><text:line-break/></text:span><text:span text:style-name="T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letus" presentation:presentation-page-layout-name="AL3T1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Typed Patter Character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following pattern characters do not return integer value. They print nicely with --output-tuples, but if you try to repack or manipulate them, pattern must exactly match the type.</text:p>
              </text:list-item>
              <text:list-item>
                <text:p>S – signed integer</text:p>
              </text:list-item>
              <text:list-item>
                <text:p>F – 32-bit IEEE floating point number</text:p>
              </text:list-item>
              <text:list-item>
                <text:p>D – 64-bit IEEE floating point number</text:p>
              </text:list-item>
              <text:list-item>
                <text:p>C – characters (printed as UTF-8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letus" presentation:presentation-page-layout-name="AL2T19" presentation:use-footer-name="ftr1">
        <office:forms form:automatic-focus="false" form:apply-design-mode="false"/>
        <draw:custom-shape draw:style-name="gr2" draw:text-style-name="P1" draw:layer="layout" svg:width="21cm" svg:height="1.5cm" svg:x="4.3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cm" svg:height="1.5cm" svg:x="9.3cm" svg:y="14.2cm">
          <text:p text:style-name="P1"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5cm" svg:height="1.5cm" svg:x="11.77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5cm" svg:height="1.5cm" svg:x="14.2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5cm" svg:height="1.5cm" svg:x="19.22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5cm" svg:height="1.5cm" svg:x="21.7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.486cm" svg:height="2.214cm" svg:x="8.715cm" svg:y="4.73cm">
          <text:p text:style-name="P1"><text:span text:style-name="T2">Add</text:span></text:p>
          <text:p text:style-name="P1"><text:span text:style-name="T2">One</text:span></text:p>
          <draw:enhanced-geometry svg:viewBox="0 0 21600 21600" draw:mirror-horizontal="false" draw:mirror-vertical="false" draw:text-areas="800 800 20800 20800" draw:type="round-rectangular-callout" draw:modifiers="12541.3751507841 39455.3498871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" draw:layer="layout" svg:width="4.453cm" svg:height="0.962cm" svg:x="4.531cm" svg:y="6.378cm">
          <draw:text-box>
            <text:p text:style-name="P1"><text:span text:style-name="T2">1</text:span></text:p>
          </draw:text-box>
        </draw:frame>
        <draw:frame draw:style-name="gr11" draw:text-style-name="P2" draw:layer="layout" svg:width="4.5cm" svg:height="0.962cm" svg:x="8.341cm" svg:y="15.83cm">
          <draw:text-box>
            <text:p text:style-name="P1"><text:span text:style-name="T2">001110111</text:span></text:p>
          </draw:text-box>
        </draw:frame>
        <draw:custom-shape draw:style-name="gr16" draw:text-style-name="P1" draw:layer="layout" svg:width="21cm" svg:height="1.5cm" svg:x="4.537cm" svg:y="8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9.332cm" svg:y1="14.174cm" svg:x2="4.568cm" svg:y2="10.167cm">
          <text:p/>
        </draw:line>
        <draw:line draw:style-name="gr13" draw:text-style-name="P1" draw:layer="layout" svg:x1="11.798cm" svg:y1="14.202cm" svg:x2="25.473cm" svg:y2="10.139cm">
          <text:p/>
        </draw:line>
        <draw:line draw:style-name="gr13" draw:text-style-name="P1" draw:layer="layout" svg:x1="9.037cm" svg:y1="8.634cm" svg:x2="9.037cm" svg:y2="10.134cm">
          <text:p/>
        </draw:line>
        <draw:line draw:style-name="gr13" draw:text-style-name="P1" draw:layer="layout" svg:x1="10.537cm" svg:y1="8.634cm" svg:x2="10.537cm" svg:y2="10.134cm">
          <text:p/>
        </draw:line>
        <draw:line draw:style-name="gr13" draw:text-style-name="P1" draw:layer="layout" svg:x1="17.537cm" svg:y1="8.634cm" svg:x2="17.537cm" svg:y2="10.134cm">
          <text:p/>
        </draw:line>
        <draw:frame draw:style-name="gr5" draw:text-style-name="P2" draw:layer="layout" svg:width="4.428cm" svg:height="0.962cm" svg:x="4.568cm" svg:y="8.896cm">
          <draw:text-box>
            <text:p text:style-name="P1"><text:span text:style-name="T2">3U</text:span></text:p>
          </draw:text-box>
        </draw:frame>
        <draw:frame draw:style-name="gr5" draw:text-style-name="P2" draw:layer="layout" svg:width="4.428cm" svg:height="0.962cm" svg:x="19.392cm" svg:y="8.896cm">
          <draw:text-box>
            <text:p text:style-name="P1"><text:span text:style-name="T2">3M</text:span></text:p>
          </draw:text-box>
        </draw:frame>
        <draw:frame draw:style-name="gr5" draw:text-style-name="P2" draw:layer="layout" svg:width="4.428cm" svg:height="0.962cm" svg:x="11.91cm" svg:y="8.868cm">
          <draw:text-box>
            <text:p text:style-name="P1"><text:span text:style-name="T2">2u</text:span></text:p>
          </draw:text-box>
        </draw:frame>
        <draw:frame draw:style-name="gr5" draw:text-style-name="P2" draw:layer="layout" svg:width="1.794cm" svg:height="0.962cm" svg:x="8.883cm" svg:y="8.868cm">
          <draw:text-box>
            <text:p text:style-name="P1"><text:span text:style-name="T2">1o</text:span></text:p>
          </draw:text-box>
        </draw:frame>
        <draw:frame draw:style-name="gr14" draw:text-style-name="P4" draw:layer="layout" svg:width="8.329cm" svg:height="0.962cm" svg:x="7.588cm" svg:y="10.767cm">
          <draw:text-box>
            <text:p><text:span text:style-name="T2">--output-pattern=3U1o2u3M</text:span></text:p>
          </draw:text-box>
        </draw:frame>
        <draw:line draw:style-name="gr8" draw:text-style-name="P1" draw:layer="layout" svg:x1="6.757cm" svg:y1="7.527cm" svg:x2="6.757cm" svg:y2="8.424cm">
          <text:p/>
        </draw:line>
        <draw:line draw:style-name="gr8" draw:text-style-name="P1" draw:layer="layout" svg:x1="14.239cm" svg:y1="7.5cm" svg:x2="14.239cm" svg:y2="8.397cm">
          <text:p/>
        </draw:line>
        <draw:line draw:style-name="gr8" draw:text-style-name="P1" draw:layer="layout" svg:x1="20.068cm" svg:y1="7.529cm" svg:x2="20.068cm" svg:y2="8.426cm">
          <text:p/>
        </draw:line>
        <draw:line draw:style-name="gr8" draw:text-style-name="P1" draw:layer="layout" svg:x1="23.266cm" svg:y1="7.486cm" svg:x2="23.266cm" svg:y2="8.383cm">
          <text:p/>
        </draw:line>
        <draw:frame draw:style-name="gr5" draw:text-style-name="P4" draw:layer="layout" svg:width="2.606cm" svg:height="0.962cm" svg:x="1.317cm" svg:y="8.88cm">
          <draw:text-box>
            <text:p><text:span text:style-name="T2">Fields</text:span></text:p>
          </draw:text-box>
        </draw:frame>
        <draw:frame draw:style-name="gr5" draw:text-style-name="P4" draw:layer="layout" svg:width="2.606cm" svg:height="0.962cm" svg:x="1.377cm" svg:y="6.378cm">
          <draw:text-box>
            <text:p><text:span text:style-name="T2">Tuple</text:span></text:p>
          </draw:text-box>
        </draw:frame>
        <draw:frame draw:style-name="gr5" draw:text-style-name="P2" draw:layer="layout" svg:width="4.453cm" svg:height="0.962cm" svg:x="11.99cm" svg:y="6.378cm">
          <draw:text-box>
            <text:p text:style-name="P1"><text:span text:style-name="T2">1</text:span></text:p>
          </draw:text-box>
        </draw:frame>
        <draw:frame draw:style-name="gr5" draw:text-style-name="P2" draw:layer="layout" svg:width="4.453cm" svg:height="0.962cm" svg:x="17.836cm" svg:y="6.378cm">
          <draw:text-box>
            <text:p text:style-name="P1"><text:span text:style-name="T2">1</text:span></text:p>
          </draw:text-box>
        </draw:frame>
        <draw:frame draw:style-name="gr15" draw:text-style-name="P2" draw:layer="layout" svg:width="4.453cm" svg:height="0.984cm" svg:x="21.019cm" svg:y="6.378cm">
          <draw:text-box>
            <text:p text:style-name="P1"><text:span text:style-name="T2">1</text:span></text:p>
          </draw:text-box>
        </draw:frame>
        <draw:frame draw:style-name="gr5" draw:text-style-name="P4" draw:layer="layout" svg:width="6.361cm" svg:height="1.673cm" svg:x="21.144cm" svg:y="3.974cm">
          <draw:text-box>
            <text:p><text:span text:style-name="T2">--input-tuples</text:span></text:p>
            <text:p><text:span text:style-name="T8">1,1,1,1\n →</text:span></text:p>
          </draw:text-box>
        </draw:frame>
        <draw:frame presentation:style-name="pr1" draw:layer="layout" svg:width="25.199cm" svg:height="3.256cm" svg:x="1.4cm" svg:y="0.962cm" presentation:class="title" presentation:user-transformed="true">
          <draw:text-box>
            <text:p>Tuple Pack</text:p>
          </draw:text-box>
        </draw:frame>
        <draw:custom-shape draw:style-name="gr3" draw:text-style-name="P1" draw:layer="layout" svg:width="2.5cm" svg:height="1.5cm" svg:x="16.7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5cm" svg:height="1.5cm" svg:x="6.8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5cm" svg:height="1.5cm" svg:x="4.3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Oletus" presentation:presentation-page-layout-name="AL3T1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Pattern Characters (Output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utput patterns have some special characters:</text:p>
              </text:list-item>
              <text:list-item>
                <text:p>z<text:tab/>– Fill bits with zeros</text:p>
              </text:list-item>
              <text:list-item>
                <text:p>o<text:tab/>– Fill bits with ones</text:p>
              </text:list-item>
              <text:list-item>
                <text:p>r<text:tab/>– Fill bits with random bits (/dev/urando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letus" presentation:presentation-page-layout-name="AL3T1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Examples, Pack from Tex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d a hex number from integers:</text:p>
              </text:list-item>
            </text:list>
            <text:list text:style-name="L3">
              <text:list-item>
                <text:list>
                  <text:list-item>
                    <text:p><text:span text:style-name="T4">echo -en ”1,2\n3,4” | bdd --input-tuples \</text:span><text:span text:style-name="T4"><text:line-break/></text:span><text:span text:style-name="T4"> <text:s text:c="2"/>--output-pattern=4U4U | od -t x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Prints (hex) 12 34</text:p>
                      </text:list-item>
                    </text:list>
                  </text:list-item>
                </text:list>
              </text:list-item>
              <text:list-item>
                <text:p>Build a stream of floating point numbers:</text:p>
              </text:list-item>
            </text:list>
            <text:list text:style-name="L3">
              <text:list-item>
                <text:list>
                  <text:list-item>
                    <text:p><text:span text:style-name="T4">echo -en ”1.0\n2.0\n” | \</text:span><text:span text:style-name="T4"><text:line-break/></text:span><text:span text:style-name="T4">bdd --input-tuples --output-pattern=64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letus" presentation:presentation-page-layout-name="AL3T1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ample, Combined</text:p>
          </draw:text-box>
        </draw:frame>
        <draw:frame presentation:style-name="pr7" draw:layer="layout" svg:width="25.838cm" svg:height="13.86cm" svg:x="1.4cm" svg:y="4.914cm" presentation:class="outline" presentation:user-transformed="true">
          <draw:text-box>
            <text:list text:style-name="L3">
              <text:list-item>
                <text:p><text:span text:style-name="T4">echo 1,1,1,1 | \</text:span><text:span text:style-name="T4"><text:line-break/></text:span><text:span text:style-name="T4">bdd --input-tuples --output-pattern=3U1o2u3M | \</text:span><text:span text:style-name="T4"><text:line-break/></text:span><text:span text:style-name="T4">bdd --input-pattern=3U1x2u3M --output-tuples</text:span></text:p>
              </text:list-item>
            </text:list>
            <text:list text:style-name="L2">
              <text:list-item>
                <text:p>Prints:</text:p>
              </text:list-item>
            </text:list>
            <text:list text:style-name="L3">
              <text:list-item>
                <text:list>
                  <text:list-item>
                    <text:p><text:span text:style-name="T4">1,1,1,1</text:span></text:p>
                  </text:list-item>
                  <text:list-item>
                    <text:p><text:span text:style-name="T4">0,0,0,0</text:span></text:p>
                  </text:list-item>
                </text:list>
              </text:list-item>
            </text:list>
            <text:list text:style-name="L2">
              <text:list-item>
                <text:p>9-bit output pattern outputs two bytes and when read, the second is read as all-ze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letus" presentation:use-footer-name="ftr1">
        <office:forms form:automatic-focus="false" form:apply-design-mode="false"/>
        <draw:custom-shape draw:style-name="gr9" draw:text-style-name="P2" draw:layer="layout" svg:width="4cm" svg:height="2cm" svg:x="3.1cm" svg:y="3.3cm">
          <text:p text:style-name="P1"><text:span text:style-name="T2">Bit inpu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cm" svg:x="3.6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cm" svg:x="4.1cm" svg:y="4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cm" svg:height="2cm" svg:x="4.6cm" svg:y="4.8cm">
          <text:p text:style-name="P1"><text:span text:style-name="T2">Bit in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cm" svg:height="2.5cm" svg:x="0.6cm" svg:y="7.3cm">
          <text:p text:style-name="P1"><text:span text:style-name="T9">”</text:span><text:span text:style-name="T9">Fake” Bit Inputs:</text:span></text:p>
          <text:p text:style-name="P1"><text:span text:style-name="T9">Zeros, Ones,</text:span><text:span text:style-name="T9"><text:line-break/></text:span><text:span text:style-name="T9">Random and</text:span><text:span text:style-name="T9"><text:line-break/></text:span><text:span text:style-name="T9">Counter</text:span></text:p>
          <draw:enhanced-geometry svg:viewBox="0 0 21600 21600" draw:text-areas="800 800 20800 20800" draw:type="round-rectangular-callout" draw:modifiers="16687.2281929518 -15968.97241103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id="id3" draw:layer="layout" svg:width="3cm" svg:height="3.5cm" svg:x="9.6cm" svg:y="4cm">
          <text:p text:style-name="P1"><text:span text:style-name="T2">Extract</text:span><text:span text:style-name="T2"><text:line-break/></text:span><text:span text:style-name="T2">Un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4cm" svg:height="2cm" svg:x="20.6cm" svg:y="4cm">
          <text:p text:style-name="P1"><text:span text:style-name="T2">Bit inpu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cm" svg:x="21.1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cm" svg:x="21.6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cm" svg:height="2cm" svg:x="22.1cm" svg:y="5.5cm">
          <text:p text:style-name="P1"><text:span text:style-name="T2">Bit out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cm" svg:height="2.5cm" svg:x="22.879cm" svg:y="1.816cm">
          <text:p text:style-name="P1"><text:span text:style-name="T9">”</text:span><text:span text:style-name="T9">Fake” Bit Outputs:</text:span></text:p>
          <text:p text:style-name="P1"><text:span text:style-name="T9">Integers,</text:span><text:span text:style-name="T9"><text:line-break/></text:span><text:span text:style-name="T9">Hex and</text:span><text:span text:style-name="T9"><text:line-break/></text:span><text:span text:style-name="T9">Binary</text:span></text:p>
          <draw:enhanced-geometry svg:viewBox="0 0 21600 21600" draw:text-areas="800 800 20800 20800" draw:type="round-rectangular-callout" draw:modifiers="-4804.79880029993 22144.1023590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id="id2" draw:layer="layout" svg:width="3cm" svg:height="3.5cm" svg:x="16.6cm" svg:y="4cm">
          <text:p text:style-name="P1"><text:span text:style-name="T2">Pack &amp;</text:span><text:span text:style-name="T2"><text:line-break/></text:span><text:span text:style-name="T2">Merge</text:span><text:span text:style-name="T2"><text:line-break/></text:span><text:span text:style-name="T2">Un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6cm" svg:y1="5.7cm" svg:x2="9.6cm" svg:y2="5.7cm">
          <text:p/>
        </draw:line>
        <draw:line draw:style-name="gr8" draw:text-style-name="P1" draw:layer="layout" svg:x1="19.6cm" svg:y1="5.7cm" svg:x2="20.6cm" svg:y2="5.7cm">
          <text:p/>
        </draw:line>
        <draw:line draw:style-name="gr8" draw:text-style-name="P1" draw:layer="layout" svg:x1="12.6cm" svg:y1="5.7cm" svg:x2="16.6cm" svg:y2="5.7cm">
          <text:p/>
        </draw:line>
        <draw:custom-shape draw:style-name="gr18" draw:text-style-name="P2" draw:id="id1" draw:layer="layout" svg:width="3cm" svg:height="3.5cm" svg:x="21.1cm" svg:y="10.2cm">
          <text:p text:style-name="P1"><text:span text:style-name="T2">Pack</text:span><text:span text:style-name="T2"><text:line-break/></text:span><text:span text:style-name="T2">Tup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4cm" svg:height="3.5cm" svg:x="12.6cm" svg:y="10.2cm">
          <text:p text:style-name="P1"><text:span text:style-name="T2">Manipulate</text:span><text:span text:style-name="T2"><text:line-break/></text:span><text:span text:style-name="T2">Tup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id="id4" draw:layer="layout" svg:width="3cm" svg:height="3.5cm" svg:x="5.1cm" svg:y="10.2cm">
          <text:p text:style-name="P1"><text:span text:style-name="T2">Unpack</text:span><text:span text:style-name="T2"><text:line-break/></text:span><text:span text:style-name="T2">Tup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id="id5" draw:layer="layout" svg:width="4.5cm" svg:height="2cm" svg:x="2.6cm" svg:y="17.2cm">
          <text:p text:style-name="P1"><text:span text:style-name="T2">Input tup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id="id8" draw:layer="layout" svg:width="4.5cm" svg:height="2cm" svg:x="21.6cm" svg:y="17.2cm">
          <text:p text:style-name="P1"><text:span text:style-name="T2">Output tuples</text:span></text:p>
          <draw:enhanced-geometry svg:viewBox="0 0 21600 21600" draw:type="rectangle" draw:enhanced-path="M 0 0 L 21600 0 21600 21600 0 21600 0 0 Z N"/>
        </draw:custom-shape>
        <draw:line draw:style-name="gr19" draw:text-style-name="P1" draw:id="id6" draw:layer="layout" svg:x1="8.1cm" svg:y1="12cm" svg:x2="12.6cm" svg:y2="12cm">
          <text:p/>
        </draw:line>
        <draw:line draw:style-name="gr19" draw:text-style-name="P1" draw:id="id7" draw:layer="layout" svg:x1="16.6cm" svg:y1="12cm" svg:x2="21.1cm" svg:y2="12cm">
          <text:p/>
        </draw:line>
        <draw:connector draw:style-name="gr8" draw:text-style-name="P1" draw:layer="layout" draw:type="lines" svg:x1="22.599cm" svg:y1="10.2cm" svg:x2="18.099cm" svg:y2="7.5cm" draw:start-shape="id1" draw:start-glue-point="4" draw:end-shape="id2" draw:end-glue-point="8" svg:d="m22599 10200v-500l-4500-1700v-500">
          <text:p/>
        </draw:connector>
        <draw:connector draw:style-name="gr8" draw:text-style-name="P1" draw:layer="layout" draw:type="lines" svg:x1="11.099cm" svg:y1="7.5cm" svg:x2="6.599cm" svg:y2="10.2cm" draw:start-shape="id3" draw:start-glue-point="8" draw:end-shape="id4" draw:end-glue-point="4" svg:d="m11099 7500v500l-4500 1700v500">
          <text:p/>
        </draw:connector>
        <draw:frame draw:style-name="gr20" draw:text-style-name="P8" draw:layer="layout" svg:width="4.5cm" svg:height="2.5cm" svg:x="12.1cm" svg:y="14.3cm">
          <draw:text-box>
            <text:p text:style-name="P1"><text:span text:style-name="T9">Rearrange Fields,</text:span></text:p>
            <text:p text:style-name="P1"><text:span text:style-name="T9">--remove-right</text:span></text:p>
            <text:p text:style-name="P1"><text:span text:style-name="T9">--cut-maxint</text:span></text:p>
            <text:p text:style-name="P1"><text:span text:style-name="T9">--xor</text:span></text:p>
          </draw:text-box>
        </draw:frame>
        <draw:connector draw:style-name="gr19" draw:text-style-name="P1" draw:layer="layout" draw:type="lines" svg:x1="7.1cm" svg:y1="18.2cm" svg:x2="12.6cm" svg:y2="12cm" draw:start-shape="id5" draw:start-glue-point="1" draw:end-shape="id6" draw:end-glue-point="1" svg:d="m7100 18200h500l5000-5475v-725">
          <text:p/>
        </draw:connector>
        <draw:connector draw:style-name="gr19" draw:text-style-name="P1" draw:layer="layout" draw:type="lines" svg:x1="16.6cm" svg:y1="12cm" svg:x2="21.6cm" svg:y2="18.2cm" draw:start-shape="id7" draw:start-glue-point="3" draw:end-shape="id8" draw:end-glue-point="3" svg:d="m16600 12000v725l4500 5475h500">
          <text:p/>
        </draw:connector>
        <draw:frame draw:style-name="gr20" draw:text-style-name="P9" draw:layer="layout" svg:width="5cm" svg:height="2.5cm" svg:x="4.2cm" svg:y="13.9cm">
          <draw:text-box>
            <text:p><text:span text:style-name="T9">X – skip bits</text:span></text:p>
            <text:p><text:span text:style-name="T9">U – unsigned integer</text:span></text:p>
            <text:p><text:span text:style-name="T9">M – signed integer, sign <text:s text:c="7"/>separately</text:span></text:p>
          </draw:text-box>
        </draw:frame>
        <draw:frame draw:style-name="gr20" draw:text-style-name="P9" draw:layer="layout" svg:width="5cm" svg:height="3.095cm" svg:x="21.1cm" svg:y="14cm">
          <draw:text-box>
            <text:p><text:span text:style-name="T9">U – unsigned integer</text:span></text:p>
            <text:p><text:span text:style-name="T9">M – signed integer, sign <text:s text:c="7"/>separately</text:span></text:p>
            <text:p><text:span text:style-name="T9">z – fill zero</text:span></text:p>
            <text:p><text:span text:style-name="T9">o – fill one</text:span></text:p>
            <text:p><text:span text:style-name="T9">r – fill random</text:span></text:p>
          </draw:text-box>
        </draw:frame>
        <draw:frame draw:style-name="gr5" draw:text-style-name="P9" draw:layer="layout" svg:width="1.8cm" svg:height="1.673cm" svg:x="8cm" svg:y="2.4cm">
          <draw:text-box>
            <text:p><text:span text:style-name="T9">Skip</text:span></text:p>
            <text:p><text:span text:style-name="T9">Size</text:span></text:p>
            <text:p><text:span text:style-name="T9">Gaps</text:span></text:p>
          </draw:text-box>
        </draw:frame>
        <draw:custom-shape draw:style-name="gr21" draw:text-style-name="P2" draw:id="id9" draw:layer="layout" svg:width="3.5cm" svg:height="2cm" svg:x="13.2cm" svg:y="2.1cm">
          <text:p text:style-name="P1"><text:span text:style-name="T2">Merge</text:span></text:p>
          <text:p text:style-name="P1"><text:span text:style-name="T2">Fil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s" svg:x1="16.7cm" svg:y1="3.1cm" svg:x2="18.099cm" svg:y2="4cm" draw:start-shape="id9" draw:start-glue-point="1" draw:end-shape="id2" draw:end-glue-point="4" svg:d="m16700 3100h500l899 400v500">
          <text:p/>
        </draw:connector>
        <draw:frame draw:style-name="gr5" draw:text-style-name="P8" draw:layer="layout" svg:width="2.5cm" svg:height="1.673cm" svg:x="9.248cm" svg:y="2.4cm">
          <draw:text-box>
            <text:p text:style-name="P1"><text:span text:style-name="T9">Reverse:</text:span></text:p>
            <text:p text:style-name="P1"><text:span text:style-name="T9">Bytes,</text:span></text:p>
            <text:p text:style-name="P1"><text:span text:style-name="T9">Units</text:span></text:p>
          </draw:text-box>
        </draw:frame>
        <draw:frame draw:style-name="gr5" draw:text-style-name="P8" draw:layer="layout" svg:width="2cm" svg:height="1.199cm" svg:x="13.7cm" svg:y="7.4cm">
          <draw:text-box>
            <text:p text:style-name="P1"><text:span text:style-name="T9">Skip</text:span></text:p>
            <text:p text:style-name="P1"><text:span text:style-name="T9">Count</text:span></text:p>
          </draw:text-box>
        </draw:frame>
        <draw:frame draw:style-name="gr5" draw:text-style-name="P9" draw:layer="layout" svg:width="1.8cm" svg:height="1.199cm" svg:x="23.452cm" svg:y="7.727cm">
          <draw:text-box>
            <text:p><text:span text:style-name="T9">Size</text:span></text:p>
            <text:p><text:span text:style-name="T9"/></text:p>
          </draw:text-box>
        </draw:frame>
        <draw:frame draw:style-name="gr5" draw:text-style-name="P8" draw:layer="layout" svg:width="2.5cm" svg:height="1.673cm" svg:x="24.7cm" svg:y="7.727cm">
          <draw:text-box>
            <text:p text:style-name="P1"><text:span text:style-name="T9">Reverse:</text:span></text:p>
            <text:p text:style-name="P1"><text:span text:style-name="T9">Bytes,</text:span></text:p>
            <text:p text:style-name="P1"><text:span text:style-name="T9">Units</text:span></text:p>
          </draw:text-box>
        </draw:frame>
        <draw:frame draw:style-name="gr5" draw:text-style-name="P9" draw:layer="layout" svg:width="2.48cm" svg:height="1.673cm" svg:x="17.5cm" svg:y="1.801cm">
          <draw:text-box>
            <text:p><text:span text:style-name="T9">Skip/Copy</text:span></text:p>
            <text:p><text:span text:style-name="T9">Size</text:span></text:p>
            <text:p><text:span text:style-name="T9">Gap</text:span></text:p>
          </draw:text-box>
        </draw:frame>
        <draw:frame draw:style-name="gr5" draw:text-style-name="P8" draw:layer="layout" svg:width="2.5cm" svg:height="1.673cm" svg:x="18.448cm" svg:y="2.501cm">
          <draw:text-box>
            <text:p text:style-name="P1"><text:span text:style-name="T9">Reverse:</text:span></text:p>
            <text:p text:style-name="P1"><text:span text:style-name="T9">Bytes,</text:span></text:p>
            <text:p text:style-name="P1"><text:span text:style-name="T9">Unit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Oletus" presentation:presentation-page-layout-name="AL3T1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Example, Manipulating Tuples</text:p>
          </draw:text-box>
        </draw:frame>
        <draw:frame presentation:style-name="pr5" draw:layer="layout" svg:width="25.199cm" svg:height="15.319cm" svg:x="1.4cm" svg:y="4.914cm" presentation:class="outline" presentation:user-transformed="true">
          <draw:text-box>
            <text:list text:style-name="L2">
              <text:list-item>
                <text:p>Input of 1+2 bits in stream, turn bits 2+1</text:p>
              </text:list-item>
            </text:list>
            <text:list text:style-name="L3">
              <text:list-item>
                <text:list>
                  <text:list-item>
                    <text:p><text:span text:style-name="T10">bdd --input-pattern=1U2U \</text:span><text:span text:style-name="T10"><text:line-break/></text:span><text:span text:style-name="T10"> <text:s text:c="3"/>--rearrange=1,0 \</text:span><text:span text:style-name="T10"><text:line-break/></text:span><text:span text:style-name="T10"> <text:s text:c="3"/>--output-pattern=2U1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Fields are numbered starting from 0</text:p>
                      </text:list-item>
                    </text:list>
                  </text:list-item>
                </text:list>
              </text:list-item>
              <text:list-item>
                <text:p>Input is signed bytes, we want the most significant bit of the magnitude,<text:line-break/>after -128 is truncated to -127:</text:p>
              </text:list-item>
            </text:list>
            <text:list text:style-name="L3">
              <text:list-item>
                <text:list>
                  <text:list-item>
                    <text:p><text:span text:style-name="T4">bdd --input-pattern=8M \</text:span><text:span text:style-name="T4"><text:line-break/></text:span><text:span text:style-name="T4"> <text:s text:c="3"/>--rearrange=-1 --cut-maxint=0,127 \</text:span><text:span text:style-name="T4"><text:line-break/></text:span><text:span text:style-name="T4"> <text:s text:c="3"/>--remove-right=0,6 --output-unit=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-1 is the last field in tuple, -2 second last etc.</text:p>
                      </text:list-item>
                    </text:list>
                  </text:list-item>
                  <text:list-item>
                    <text:p>Options are executed in the specified 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letus" presentation:presentation-page-layout-name="AL3T1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Reversing Bi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versing bits can be quite a mess...</text:p>
              </text:list-item>
              <text:list-item>
                <text:p>bdd implements</text:p>
                <text:list>
                  <text:list-item>
                    <text:p><text:span text:style-name="T11">Reversing bits of every byte read</text:span></text:p>
                  </text:list-item>
                  <text:list-item>
                    <text:p>Reversing bits of every unit read</text:p>
                  </text:list-item>
                  <text:list-item>
                    <text:p>Matching patterns in reverse bit order</text:p>
                  </text:list-item>
                  <text:list-item>
                    <text:p>Reversing bits of every unit written</text:p>
                  </text:list-item>
                  <text:list-item>
                    <text:p>Reversing bits of every byte written</text:p>
                  </text:list-item>
                </text:list>
              </text:list-item>
              <text:list-item>
                <text:p>--in/output-little-endian is a synonym for combined reversing of both bytes and un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letus" presentation:presentation-page-layout-name="AL2T19" presentation:use-footer-name="ftr1">
        <office:forms form:automatic-focus="false" form:apply-design-mode="false"/>
        <draw:custom-shape draw:style-name="gr2" draw:text-style-name="P1" draw:layer="layout" svg:width="21cm" svg:height="1.5cm" svg:x="3.5cm" svg:y="7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5cm" svg:height="1.5cm" svg:x="8.556cm" svg:y="7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5cm" svg:height="1.5cm" svg:x="11.931cm" svg:y="7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5cm" svg:height="1.5cm" svg:x="15.306cm" svg:y="7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5cm" svg:height="1.5cm" svg:x="18.625cm" svg:y="7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5cm" svg:height="1.5cm" svg:x="22cm" svg:y="7.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198cm" svg:height="2.471cm" svg:x="21.661cm" svg:y="4.613cm">
          <draw:text-box>
            <text:p text:style-name="P6"><text:span text:style-name="T3">Merge file options</text:span><text:span text:style-name="T3"><text:line-break/></text:span><text:span text:style-name="T3">are mostly identical to input file options:</text:span></text:p>
            <text:p text:style-name="P6"><text:span text:style-name="T3">skip, gap, reverse</text:span></text:p>
          </draw:text-box>
        </draw:frame>
        <draw:frame presentation:style-name="pr1" draw:layer="layout" svg:width="25.199cm" svg:height="3.256cm" svg:x="1.4cm" svg:y="0.962cm" presentation:class="title" presentation:user-transformed="true">
          <draw:text-box>
            <text:p>Merge Bit Stream</text:p>
          </draw:text-box>
        </draw:frame>
        <draw:frame draw:style-name="gr5" draw:text-style-name="P10" draw:layer="layout" svg:width="14.322cm" svg:height="1.916cm" svg:x="10.787cm" svg:y="17.562cm">
          <draw:text-box>
            <text:p text:style-name="P10"><text:span text:style-name="T12">A merge unit is written after each normal unit</text:span><text:span text:style-name="T12"><text:line-break/></text:span><text:span text:style-name="T12">It is an error if merge file ends too early</text:span></text:p>
            <text:p text:style-name="P10"><text:span text:style-name="T12">Output will have exactly as many normal and merge units</text:span></text:p>
          </draw:text-box>
        </draw:frame>
        <draw:custom-shape draw:style-name="gr2" draw:text-style-name="P1" draw:layer="layout" svg:width="21.216cm" svg:height="1.5cm" svg:x="3.5cm" svg:y="10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065cm" svg:height="1.507cm" svg:x="3.504cm" svg:y="10.5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4.556cm" svg:y="10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5cm" svg:height="1.5cm" svg:x="7.031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9.506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9.425cm" svg:y="10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5cm" svg:height="1.5cm" svg:x="21.9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4.506cm" svg:y="10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5cm" svg:height="1.5cm" svg:x="12.006cm" svg:y="10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5cm" svg:height="1.5cm" svg:x="17.006cm" svg:y="10.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808cm" svg:y1="8.794cm" svg:x2="8.015cm" svg:y2="11.176cm">
          <text:p/>
        </draw:line>
        <draw:line draw:style-name="gr7" draw:text-style-name="P1" draw:layer="layout" svg:x1="13.115cm" svg:y1="8.85cm" svg:x2="13.143cm" svg:y2="11.148cm">
          <text:p/>
        </draw:line>
        <draw:line draw:style-name="gr7" draw:text-style-name="P1" draw:layer="layout" svg:x1="16.505cm" svg:y1="8.75cm" svg:x2="18.355cm" svg:y2="11.092cm">
          <text:p/>
        </draw:line>
        <draw:line draw:style-name="gr7" draw:text-style-name="P1" draw:layer="layout" svg:x1="19.924cm" svg:y1="8.794cm" svg:x2="23.259cm" svg:y2="11.064cm">
          <text:p/>
        </draw:line>
        <draw:line draw:style-name="gr7" draw:text-style-name="P1" draw:layer="layout" svg:x1="8.209cm" svg:y1="8.794cm" svg:x2="3.978cm" svg:y2="11.148cm">
          <text:p/>
        </draw:line>
        <draw:frame draw:style-name="gr5" draw:layer="layout" svg:width="4.596cm" svg:height="0.962cm" svg:x="3.363cm" svg:y="6.204cm">
          <draw:text-box>
            <text:p>Merge stream</text:p>
          </draw:text-box>
        </draw:frame>
        <draw:custom-shape draw:style-name="gr17" draw:text-style-name="P1" draw:layer="layout" svg:width="5.8cm" svg:height="2.466cm" svg:x="5.548cm" svg:y="14.089cm">
          <text:p text:style-name="P1">Normal<text:line-break/>Unit</text:p>
          <draw:enhanced-geometry svg:viewBox="0 0 21600 21600" draw:text-areas="800 800 20800 20800" draw:type="round-rectangular-callout" draw:modifiers="1046.30236166178 -22317.9570328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" draw:layer="layout" svg:width="1.046cm" svg:height="1.501cm" svg:x="7.512cm" svg:y="7.3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8cm" svg:height="2.466cm" svg:x="2.437cm" svg:y="17.032cm">
          <text:p text:style-name="P1">“Copy<text:line-break/>First”</text:p>
          <draw:enhanced-geometry svg:viewBox="0 0 21600 21600" draw:text-areas="800 800 20800 20800" draw:type="round-rectangular-callout" draw:modifiers="5220.34132046199 -45634.0494527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layer="layout" svg:width="4.596cm" svg:height="0.962cm" svg:x="3.363cm" svg:y="9.504cm">
          <draw:text-box>
            <text:p>Output stream</text:p>
          </draw:text-box>
        </draw:frame>
        <draw:custom-shape draw:style-name="gr17" draw:text-style-name="P1" draw:layer="layout" svg:width="5.8cm" svg:height="2.466cm" svg:x="12.848cm" svg:y="14.089cm">
          <text:p text:style-name="P1">Merge<text:line-break/>Unit</text:p>
          <draw:enhanced-geometry svg:viewBox="0 0 21600 21600" draw:text-areas="800 800 20800 20800" draw:type="round-rectangular-callout" draw:modifiers="1046.30236166178 -22317.9570328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Oletus" presentation:presentation-page-layout-name="AL3T1" presentation:use-footer-name="ftr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xample, Merg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rint first 16 bytes of /etc/passwd file as hex preceded by a three-digit hex address of the byte:</text:p>
              </text:list-item>
            </text:list>
            <text:list text:style-name="L3">
              <text:list-item>
                <text:p><text:span text:style-name="T4">bdd --input-counter --count=16 \</text:span><text:span text:style-name="T4"><text:line-break/></text:span><text:span text:style-name="T4"> <text:s/>--input-unit=12 --output-unit=12 \</text:span><text:span text:style-name="T4"><text:line-break/></text:span><text:span text:style-name="T4"> <text:s/>--merge-file=/etc/passwd \</text:span><text:span text:style-name="T4"><text:line-break/></text:span><text:span text:style-name="T4"> <text:s/>--output-hex</text:span><text:line-break/><text:span text:style-name="T13"><text:line-break/></text:span><text:span text:style-name="T13">000 72 001 6f 002 6f 003 74 004 3a 005 78 006 3a 007 30</text:span><text:span text:style-name="T13"><text:line-break/></text:span><text:span text:style-name="T13">008 3a 009 30 00a 3a 00b 72 00c 6f 00d 6f 00e 74 00f 3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Nuolenkärjet_20_1" draw:display-name="Nuolenkärjet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letus-outline1" style:family="presentation">
      <style:graphic-properties draw:stroke="none" draw:fill="none" draw:auto-grow-height="fals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office:forms form:automatic-focus="false" form:apply-design-mode="false"/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letus-title" draw:layer="backgroundobjects" svg:width="14.848cm" svg:height="11.135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6T18:22:22</meta:creation-date>
    <meta:editing-duration>PT18H44M51S</meta:editing-duration>
    <meta:editing-cycles>28</meta:editing-cycles>
    <dc:date>2009-07-13T04:43:42</dc:date>
    <meta:generator>OpenOffice.org/3.0$Linux OpenOffice.org_project/300m15$Build-9379</meta:generator>
    <meta:print-date>2009-06-26T18:56:37</meta:print-date>
    <meta:document-statistic meta:object-count="289"/>
    <meta:user-defined meta:name="Info 1"/>
    <meta:user-defined meta:name="Info 2"/>
    <meta:user-defined meta:name="Info 3"/>
    <meta:user-defined meta:name="Info 4"/>
  </office:meta>
</office:document-meta>
</file>